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becomes attacked by Bat</text:p>
      <text:p text:style-name="P2"/>
      <text:p text:style-name="P1">Summery:<text:tab/>Interaction between Kelde and Bat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Walks into Bat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Bat inflict damage on Kelde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45:05.24</dc:date>
    <dc:creator>Anders Bolin</dc:creator>
    <meta:editing-duration>PT1H14M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0" meta:character-count="240"/>
  </office:meta>
</office:document-meta>
</file>